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1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URRIETA LANCHA, NOE APOLINARI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2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URRIETA LANCHA, NOE APOLINAR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ACL-115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3:0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4:3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2T00:36:4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